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 </text:p>
      <text:p text:style-name="Standard">div {</text:p>
      <text:p text:style-name="Standard"><text:s text:c="2"/>width: 100px;</text:p>
      <text:p text:style-name="Standard"><text:s text:c="2"/>height: 100px;</text:p>
      <text:p text:style-name="Standard"><text:s text:c="2"/>background: red;</text:p>
      <text:p text:style-name="Standard"><text:s text:c="2"/>-webkit-transition: width 2s, height 4s; /* For Safari 3.1 to 6.0 */</text:p>
      <text:p text:style-name="Standard"><text:s text:c="2"/>transition: width 2s, height 4s;</text:p>
      <text:p text:style-name="Standard">}</text:p>
      <text:p text:style-name="Standard"/>
      <text:p text:style-name="Standard">div:hover {</text:p>
      <text:p text:style-name="Standard"><text:s text:c="2"/>width: 300px;</text:p>
      <text:p text:style-name="Standard"><text:s text:c="2"/>height: 300px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1&gt;The transition Property&lt;/h1&gt;</text:p>
      <text:p text:style-name="Standard"/>
      <text:p text:style-name="Standard">&lt;p&gt;Hover over the div element below, to see the transition effect:&lt;/p&gt;</text:p>
      <text:p text:style-name="Standard"/>
      <text:p text:style-name="Standard">&lt;div&gt;&lt;/div&gt;</text:p>
      <text:p text:style-name="Standard"/>
      <text:p text:style-name="Standard">&lt;p&gt;&lt;b&gt;Note:&lt;/b&gt; This example does not work in Internet Explorer 9 and earlier versions.&lt;/p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8:55:02.977156464</meta:creation-date>
    <dc:date>2019-02-24T18:55:29.644809515</dc:date>
    <meta:editing-duration>PT27S</meta:editing-duration>
    <meta:editing-cycles>1</meta:editing-cycles>
    <meta:document-statistic meta:table-count="0" meta:image-count="0" meta:object-count="0" meta:page-count="1" meta:paragraph-count="24" meta:word-count="71" meta:character-count="476" meta:non-whitespace-character-count="414"/>
    <meta:generator>LibreOffice/6.0.7.3$Linux_X86_64 LibreOffice_project/00m0$Build-3</meta:generator>
  </office:meta>
</office:document-meta>
</file>